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background-color="#FFFF00"/>
    </style:style>
    <style:style style:name="T9" style:parent-style-name="Policepardéfaut" style:family="text">
      <style:text-properties fo:background-color="#FFFF00"/>
    </style:style>
    <style:style style:name="P10" style:parent-style-name="Normal" style:list-style-name="LFO1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background-color="#FFFF00"/>
    </style:style>
    <style:style style:name="T13" style:parent-style-name="Policepardéfaut" style:family="text">
      <style:text-properties fo:background-color="#FFFF00"/>
    </style:style>
    <style:style style:name="P14" style:parent-style-name="Normal" style:list-style-name="LFO1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T16" style:parent-style-name="Policepardéfaut" style:family="text">
      <style:text-properties fo:background-color="#FFFF00"/>
    </style:style>
    <style:style style:name="P17" style:parent-style-name="Normal" style:list-style-name="LFO1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fo:background-color="#FFFF00"/>
    </style:style>
    <style:style style:name="P20" style:parent-style-name="Normal" style:list-style-name="LFO1" style:family="paragraph"/>
    <style:style style:name="T21" style:parent-style-name="Policepardéfaut" style:family="text">
      <style:text-properties fo:font-weight="bold" style:font-weight-asian="bold" style:font-weight-complex="bold"/>
    </style:style>
    <style:style style:name="T22" style:parent-style-name="Policepardéfaut" style:family="text">
      <style:text-properties fo:background-color="#FFFF00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T26" style:parent-style-name="Policepardéfaut" style:family="text">
      <style:text-properties fo:background-color="#FFFF00"/>
    </style:style>
    <style:style style:name="P27" style:parent-style-name="Normal" style:list-style-name="LFO2" style:family="paragraph"/>
    <style:style style:name="T28" style:parent-style-name="Policepardéfaut" style:family="text">
      <style:text-properties fo:background-color="#FFFF00"/>
    </style:style>
    <style:style style:name="T29" style:parent-style-name="Policepardéfaut" style:family="text">
      <style:text-properties fo:background-color="#FFFF00"/>
    </style:style>
    <style:style style:name="P30" style:parent-style-name="Normal" style:list-style-name="LFO2" style:family="paragraph"/>
    <style:style style:name="T31" style:parent-style-name="Policepardéfaut" style:family="text">
      <style:text-properties fo:background-color="#FFFF00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list-style-name="LFO3" style:family="paragraph">
      <style:text-properties fo:background-color="#FFFF00"/>
    </style:style>
    <style:style style:name="P34" style:parent-style-name="Normal" style:list-style-name="LFO3" style:family="paragraph">
      <style:text-properties fo:background-color="#FFFF00"/>
    </style:style>
    <style:style style:name="P35" style:parent-style-name="Normal" style:list-style-name="LFO3" style:family="paragraph"/>
    <style:style style:name="T36" style:parent-style-name="Policepardéfaut" style:family="text">
      <style:text-properties fo:background-color="#FFFF00"/>
    </style:style>
    <style:style style:name="T37" style:parent-style-name="Policepardéfaut" style:family="text">
      <style:text-properties fo:background-color="#FFFF00"/>
    </style:style>
    <style:style style:name="T38" style:parent-style-name="Policepardéfaut" style:family="text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list-style-name="LFO4" style:family="paragraph">
      <style:text-properties fo:background-color="#FFFF00"/>
    </style:style>
    <style:style style:name="P41" style:parent-style-name="Normal" style:list-style-name="LFO4" style:family="paragraph">
      <style:text-properties fo:background-color="#FFFF00"/>
    </style:style>
    <style:style style:name="P42" style:parent-style-name="Normal" style:list-style-name="LFO4" style:family="paragraph">
      <style:text-properties fo:background-color="#FFFF00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T44" style:parent-style-name="Policepardéfaut" style:family="text">
      <style:text-properties fo:font-weight="bold" style:font-weight-asian="bold" style:font-weight-complex="bold"/>
    </style:style>
    <style:style style:name="T45" style:parent-style-name="Policepardéfaut" style:family="text">
      <style:text-properties fo:font-weight="bold" style:font-weight-asian="bold" style:font-weight-complex="bold" fo:background-color="#FFFF00"/>
    </style:style>
    <style:style style:name="T46" style:parent-style-name="Policepardéfaut" style:family="text">
      <style:text-properties fo:font-weight="bold" style:font-weight-asian="bold" style:font-weight-complex="bold" fo:background-color="#FFFF00"/>
    </style:style>
    <style:style style:name="T47" style:parent-style-name="Policepardéfaut" style:family="text">
      <style:text-properties fo:font-weight="bold" style:font-weight-asian="bold" style:font-weight-complex="bold" fo:background-color="#FFFF00"/>
    </style:style>
    <style:style style:name="T48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Pourquoi Étudier le<text:s/><text:span text:style-name="T2">funnel marketing</text:span><text:s/>(ou<text:s/><text:span text:style-name="T3">entonnoir marketing</text:span>) ?</text:p>
      <text:p text:style-name="Normal">Il sert à comprendre<text:s/><text:span text:style-name="T4">comment un client passe de la découverte d’une marque à l’achat</text:span>, puis parfois à la fidélité. Cela permet d’optimiser chaque étape pour vendre plus efficacement.<text:s/></text:p>
      <text:p text:style-name="P5">1. Comprendre le parcours du client</text:p>
      <text:p text:style-name="Normal">Le funnel marketing décrit les différentes étapes par lesquelles passe un client :</text:p>
      <text:list text:style-name="LFO1" text:continue-numbering="true">
        <text:list-item>
          <text:p text:style-name="P6"><text:span text:style-name="T7">Acquisition/ Awareness (Notoriété)</text:span><text:s/><text:span text:style-name="T8">–<text:s/></text:span><text:span text:style-name="T9">Le client découvre la marque</text:span></text:p>
        </text:list-item>
        <text:list-item>
          <text:p text:style-name="P10"><text:span text:style-name="T11">Activation/ Interest (Intérêt)</text:span><text:s/><text:span text:style-name="T12">–<text:s/></text:span><text:span text:style-name="T13">Il commence à s’y intéresser<text:s/></text:span></text:p>
        </text:list-item>
        <text:list-item>
          <text:p text:style-name="P14"><text:span text:style-name="T15">Retention / Consideration</text:span>–<text:s/><text:span text:style-name="T16">Il compare à d’autre option</text:span></text:p>
        </text:list-item>
        <text:list-item>
          <text:p text:style-name="P17"><text:span text:style-name="T18">Revenue/ Conversion (Achat)</text:span><text:s/>–<text:s/><text:span text:style-name="T19">il décide d’acheter</text:span><text:s/></text:p>
        </text:list-item>
        <text:list-item>
          <text:p text:style-name="P20"><text:span text:style-name="T21">Referaal / Loyalty (Fidélité)</text:span><text:s/>–<text:s/><text:span text:style-name="T22">Il devient client régulier</text:span></text:p>
        </text:list-item>
      </text:list>
      <text:p text:style-name="Normal">En l’étudiant, on comprend<text:s/><text:span text:style-name="T23">où les clients abandonnent</text:span><text:s/>et pourquoi.</text:p>
      <text:p text:style-name="P24">2. Améliorer les stratégies marketing</text:p>
      <text:p text:style-name="Normal">Le funnel permet d’adapter les actions marketing à chaque étape :</text:p>
      <text:list text:style-name="LFO2" text:continue-numbering="true">
        <text:list-item>
          <text:p text:style-name="P25">Haut du funnel →<text:s/><text:span text:style-name="T26">Contenu éducatif, publicité, réseaux sociaux</text:span></text:p>
        </text:list-item>
        <text:list-item>
          <text:p text:style-name="P27">Milieu du funnel<text:s/><text:span text:style-name="T28">→<text:s/></text:span><text:span text:style-name="T29">email marketing, comparatifs, témoignage</text:span></text:p>
        </text:list-item>
        <text:list-item>
          <text:p text:style-name="P30">Bas du funnel →<text:s/><text:span text:style-name="T31">promotions, offres limitées, démonstrations</text:span></text:p>
        </text:list-item>
      </text:list>
      <text:p text:style-name="Normal">Par exemple, des entreprises comme HubSpot ou Salesforce utilisent beaucoup cette approche pour analyser leurs prospects.</text:p>
      <text:p text:style-name="P32">3. Optimiser le taux de conversion</text:p>
      <text:p text:style-name="Normal">En analysant le funnel, une entreprise peut :</text:p>
      <text:list text:style-name="LFO3" text:continue-numbering="true">
        <text:list-item>
          <text:p text:style-name="P33">Identifier les points de blocages</text:p>
        </text:list-item>
        <text:list-item>
          <text:p text:style-name="P34">Améliorer les pages de vente</text:p>
        </text:list-item>
        <text:list-item>
          <text:p text:style-name="P35"><text:span text:style-name="T36">Tester</text:span><text:span text:style-name="T37"><text:s/>les différentes stratégies marketing</text:span></text:p>
        </text:list-item>
      </text:list>
      <text:p text:style-name="Normal">Résultat :<text:s/><text:span text:style-name="T38">plus de prospects deviennent des clients</text:span>.</text:p>
      <text:p text:style-name="P39">4. Mieux utiliser le budget marketing</text:p>
      <text:p text:style-name="Normal">Le funnel aide à savoir :</text:p>
      <text:list text:style-name="LFO4" text:continue-numbering="true">
        <text:list-item>
          <text:p text:style-name="P40">Quels canaux fonctionnement le mieux</text:p>
        </text:list-item>
        <text:list-item>
          <text:p text:style-name="P41">Où investir plus</text:p>
        </text:list-item>
        <text:list-item>
          <text:p text:style-name="P42">quelles campagnes arrêter</text:p>
        </text:list-item>
      </text:list>
      <text:p text:style-name="Normal">Donc on<text:s/><text:span text:style-name="T43">réduit les dépenses inutiles</text:span>.</text:p>
      <text:p text:style-name="Normal"><text:s/><text:span text:style-name="T44">En résumé :</text:span></text:p>
      <text:p text:style-name="Normal"><text:span text:style-name="T45">Etudier permet de comprendre le comportement de nos clients, améliorer les stratégies markéting<text:s/></text:span><text:span text:style-name="T46">et</text:span><text:span text:style-name="T47"><text:s/>augmenter les ventes</text:span><text:span text:style-name="T4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ergui Anis</meta:initial-creator>
    <dc:creator>Lucie Pan</dc:creator>
    <meta:creation-date>2026-03-17T14:47:00Z</meta:creation-date>
    <dc:date>2026-03-18T08:06:00Z</dc:date>
    <meta:template xlink:href="Normal" xlink:type="simple"/>
    <meta:editing-cycles>5</meta:editing-cycles>
    <meta:editing-duration>PT720S</meta:editing-duration>
    <meta:document-statistic meta:page-count="1" meta:paragraph-count="3" meta:word-count="260" meta:character-count="1689" meta:row-count="11" meta:non-whitespace-character-count="1432"/>
  </office:meta>
</office:document-meta>
</file>